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  <style:text-properties officeooo:paragraph-rsid="00031f8e"/>
    </style:style>
    <style:style style:name="P2" style:family="paragraph" style:parent-style-name="Standard">
      <style:paragraph-properties fo:margin-left="0in" fo:margin-right="0in" fo:text-indent="0.5in" style:auto-text-indent="false"/>
      <style:text-properties officeooo:paragraph-rsid="00034d42"/>
    </style:style>
    <style:style style:name="P3" style:family="paragraph" style:parent-style-name="Normal_20__28_Web_29_">
      <style:paragraph-properties fo:margin-left="0.5in" fo:margin-right="0in" fo:text-indent="0in" style:auto-text-indent="false"/>
      <style:text-properties officeooo:paragraph-rsid="00031f8e"/>
    </style:style>
    <style:style style:name="P4" style:family="paragraph" style:parent-style-name="Normal_20__28_Web_29_">
      <style:paragraph-properties fo:margin-left="0in" fo:margin-right="0in" fo:text-indent="0in" style:auto-text-indent="false"/>
      <style:text-properties officeooo:paragraph-rsid="00031f8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1f1c0" officeooo:paragraph-rsid="00034d42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paragraph-rsid="00034d42"/>
    </style:style>
    <style:style style:name="P7" style:family="paragraph" style:parent-style-name="Standard" style:list-style-name="WWNum5">
      <style:text-properties officeooo:paragraph-rsid="00031f8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1f8e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position="super 58%" fo:font-weight="bold" style:font-weight-asian="bold"/>
    </style:style>
    <style:style style:name="T5" style:family="text">
      <style:text-properties officeooo:rsid="0009a43e"/>
    </style:style>
    <style:style style:name="T6" style:family="text">
      <style:text-properties officeooo:rsid="000b83f0"/>
    </style:style>
    <style:style style:name="T7" style:family="text">
      <style:text-properties officeooo:rsid="000c5c53"/>
    </style:style>
    <style:style style:name="T8" style:family="text">
      <style:text-properties fo:language="sw" fo:country="KE"/>
    </style:style>
    <style:style style:name="T9" style:family="text">
      <style:text-properties fo:language="el" fo:country="GR"/>
    </style:style>
    <style:style style:name="T10" style:family="text">
      <style:text-properties fo:color="#000000" style:text-outline="false" style:text-line-through-style="none" style:text-line-through-type="none" style:font-name="MS Mincho" fo:font-size="12pt" fo:language="el" fo:country="GR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1" style:family="text">
      <style:text-properties officeooo:rsid="00031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 2</text:span></text:p>
      <text:p text:style-name="P3"><text:span text:style-name="T1">Instructions:</text:span> Answer all the questions and submit your work by <text:span text:style-name="T3">15</text:span><text:span text:style-name="T4">th</text:span><text:span text:style-name="T3"> March 2020</text:span>.</text:p>
      <text:p text:style-name="P1">1. Explain the terms below as used in context free grammars</text:p>
      <text:list xml:id="list411474609" text:style-name="WWNum5">
        <text:list-item>
          <text:p text:style-name="P7">Terminals-<text:span text:style-name="T5">These are elementary symbols of the language defined by a formal grammar. They are literal symbols which may appear in the outputs of the production rules of a formal grammar and which cannot be changed using the rules of grammar. Applying the rules recursively to a source string of symbols will usually terminate in a final output string consisting only of terminal symbols </text:span></text:p>
        </text:list-item>
        <text:list-item>
          <text:p text:style-name="P7">Non-terminals-<text:span text:style-name="T6">They are also called syntactic variables and they can be replaced replaced by groups of terminal symbols according to the production rules.</text:span></text:p>
        </text:list-item>
        <text:list-item>
          <text:p text:style-name="P7">Start symbol-<text:span text:style-name="T7">it is a special non-terminal symbol that appears in the initial string generated by the grammar. <text:s/></text:span></text:p>
        </text:list-item>
        <text:list-item>
          <text:p text:style-name="P7">productions</text:p>
        </text:list-item>
      </text:list>
      <text:p text:style-name="P1">2. Using an example, explain the meaning of a left recursive grammar;</text:p>
      <text:p text:style-name="P1"/>
      <text:p text:style-name="P2">A left recursive grammar is a grammar whose innermost variable of the left hand<text:tab/> side is the<text:tab/> <text:tab/>same as its right hand side.</text:p>
      <text:p text:style-name="P2">3. Explain why a left-recursive grammars method cannot handle top down parsing.</text:p>
      <text:p text:style-name="P2">On look ahead of a token the parser cannot know if another token comes after the </text:p>
      <text:p text:style-name="P6"><text:tab/>look ahead. But the decision of which production to use depends on that Information.</text:p>
      <text:p text:style-name="P2">4. Show how you can eliminate the left recursive part of the following grammar rule <text:line-break/> <text:tab/><text:tab/><text:tab/><text:tab/><text:tab/><text:span text:style-name="T8">A -&gt; A </text:span><text:span text:style-name="T9">α</text:span><text:span text:style-name="T8">|</text:span><text:span text:style-name="T9">β</text:span>.</text:p>
      <text:p text:style-name="P2"><text:span text:style-name="T8"><text:s/>A -&gt; <text:s text:c="2"/></text:span><text:span text:style-name="T9">βA’</text:span></text:p>
      <text:p text:style-name="P2"><text:span text:style-name="T9">A’ -&gt; aA’| </text:span><text:span text:style-name="T10">ɛ</text:span></text:p>
      <text:p text:style-name="P1"><text:span text:style-name="T8">5. </text:span>Distinguish a regular language from non regular language</text:p>
      <text:p text:style-name="P2">Regular languages <text:s/>are those that are described by regular grammar <text:s/>while non regular <text:tab/>languages and to recognize them all you need is a look up table or a finite state <text:tab/>automaton</text:p>
      <text:p text:style-name="P5"><text:span text:style-name="T8"><text:tab/>while a non-regular language <text:tab/>a</text:span>re not described by regular languages they need more <text:tab/>sophisticated machines than FSAs to recognize th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2:17:07.639535828</meta:creation-date>
    <dc:date>2020-03-15T21:09:15.067282998</dc:date>
    <meta:editing-duration>PT32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96" meta:character-count="1757" meta:non-whitespace-character-count="1457"/>
  </office:meta>
</office:document-meta>
</file>